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entury Gothic" svg:font-family="'Century Gothic', sans-serif"/>
    <style:font-face style:name="Wingdings 3" svg:font-family="'Wingdings 3'"/>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background-color="#ffffff"/>
    </style:style>
    <style:style style:name="P2" style:family="paragraph" style:parent-style-name="Text_20_body">
      <style:text-properties fo:font-weight="bold" fo:background-color="#ffffff"/>
    </style:style>
    <style:style style:name="P3" style:family="paragraph" style:parent-style-name="Text_20_body">
      <style:text-properties style:font-name="Century Gothic" fo:font-size="14pt" fo:font-weight="bold" fo:background-color="#ffffff"/>
    </style:style>
    <style:style style:name="P4" style:family="paragraph" style:parent-style-name="Text_20_body">
      <style:text-properties style:font-name="Century Gothic" fo:font-weight="bold" fo:background-color="#ffffff"/>
    </style:style>
    <style:style style:name="P5" style:family="paragraph" style:parent-style-name="Text_20_body">
      <style:text-properties style:font-name="Century Gothic" fo:background-color="#ffffff"/>
    </style:style>
    <style:style style:name="P6" style:family="paragraph" style:parent-style-name="Text_20_body" style:list-style-name="L1">
      <style:text-properties style:font-name="Century Gothic" fo:background-color="#ffffff"/>
    </style:style>
    <style:style style:name="P7" style:family="paragraph" style:parent-style-name="Text_20_body" style:list-style-name="L3">
      <style:text-properties style:font-name="Century Gothic" fo:background-color="#ffffff"/>
    </style:style>
    <style:style style:name="P8" style:family="paragraph" style:parent-style-name="Text_20_body" style:list-style-name="L6">
      <style:text-properties style:font-name="Century Gothic" fo:background-color="#ffffff"/>
    </style:style>
    <style:style style:name="P9" style:family="paragraph" style:parent-style-name="Text_20_body" style:list-style-name="L9">
      <style:text-properties style:font-name="Century Gothic" fo:background-color="#ffffff"/>
    </style:style>
    <style:style style:name="P10" style:family="paragraph" style:parent-style-name="Text_20_body" style:list-style-name="L11">
      <style:text-properties style:font-name="Century Gothic" fo:background-color="#ffffff"/>
    </style:style>
    <style:style style:name="P11" style:family="paragraph" style:parent-style-name="Text_20_body">
      <style:text-properties style:font-name="Century Gothic" fo:font-style="italic" fo:background-color="#ffffff"/>
    </style:style>
    <style:style style:name="P12" style:family="paragraph" style:parent-style-name="Text_20_body">
      <style:text-properties fo:color="#000000" style:font-name="Century Gothic" fo:font-size="12pt" fo:language="de" fo:country="DE" fo:background-color="#ffffff"/>
    </style:style>
    <style:style style:name="P13" style:family="paragraph" style:parent-style-name="Text_20_body" style:list-style-name="L5">
      <style:text-properties fo:color="#000000" style:font-name="Century Gothic" fo:font-size="12pt" fo:language="de" fo:country="DE" fo:background-color="#ffffff"/>
    </style:style>
    <style:style style:name="P14" style:family="paragraph" style:parent-style-name="Text_20_body" style:list-style-name="L8">
      <style:text-properties fo:color="#000000" style:font-name="Century Gothic" fo:font-size="12pt" fo:language="de" fo:country="DE" fo:background-color="#ffffff"/>
    </style:style>
    <style:style style:name="P15" style:family="paragraph" style:parent-style-name="Text_20_body">
      <style:text-properties fo:color="#000000" style:font-name="Century Gothic" fo:font-size="12pt" fo:font-weight="bold" fo:background-color="#ffffff"/>
    </style:style>
    <style:style style:name="P16" style:family="paragraph" style:parent-style-name="Text_20_body">
      <style:text-properties fo:color="#000000" style:font-name="Century Gothic" fo:font-size="12pt" fo:background-color="#ffffff"/>
    </style:style>
    <style:style style:name="P17" style:family="paragraph" style:parent-style-name="Text_20_body" style:list-style-name="L1">
      <style:text-properties fo:color="#000000" style:font-name="Century Gothic" fo:font-size="12pt" fo:background-color="#ffffff"/>
    </style:style>
    <style:style style:name="P18" style:family="paragraph" style:parent-style-name="Text_20_body" style:list-style-name="L2">
      <style:text-properties fo:color="#000000" style:font-name="Century Gothic" fo:font-size="12pt" fo:background-color="#ffffff"/>
    </style:style>
    <style:style style:name="P19" style:family="paragraph" style:parent-style-name="Text_20_body" style:list-style-name="L3">
      <style:text-properties fo:color="#000000" style:font-name="Century Gothic" fo:font-size="12pt" fo:background-color="#ffffff"/>
    </style:style>
    <style:style style:name="P20" style:family="paragraph" style:parent-style-name="Text_20_body" style:list-style-name="L4">
      <style:text-properties fo:color="#000000" style:font-name="Century Gothic" fo:font-size="12pt" fo:background-color="#ffffff"/>
    </style:style>
    <style:style style:name="P21" style:family="paragraph" style:parent-style-name="Text_20_body" style:list-style-name="L6">
      <style:text-properties fo:color="#000000" style:font-name="Century Gothic" fo:font-size="12pt" fo:background-color="#ffffff"/>
    </style:style>
    <style:style style:name="P22" style:family="paragraph" style:parent-style-name="Text_20_body" style:list-style-name="L7">
      <style:text-properties fo:color="#000000" style:font-name="Century Gothic" fo:font-size="12pt" fo:background-color="#ffffff"/>
    </style:style>
    <style:style style:name="P23" style:family="paragraph" style:parent-style-name="Text_20_body" style:list-style-name="L9">
      <style:text-properties fo:color="#000000" style:font-name="Century Gothic" fo:font-size="12pt" fo:background-color="#ffffff"/>
    </style:style>
    <style:style style:name="P24" style:family="paragraph" style:parent-style-name="Text_20_body" style:list-style-name="L10">
      <style:text-properties fo:color="#000000" style:font-name="Century Gothic" fo:font-size="12pt" fo:background-color="#ffffff"/>
    </style:style>
    <style:style style:name="P25" style:family="paragraph" style:parent-style-name="Text_20_body" style:list-style-name="L11">
      <style:text-properties fo:color="#000000" style:font-name="Century Gothic" fo:font-size="12pt" fo:background-color="#ffffff"/>
    </style:style>
    <style:style style:name="P26" style:family="paragraph" style:parent-style-name="Text_20_body" style:list-style-name="L12">
      <style:text-properties fo:color="#000000" style:font-name="Century Gothic" fo:font-size="12pt" fo:background-color="#ffffff"/>
    </style:style>
    <style:style style:name="P27" style:family="paragraph" style:parent-style-name="Text_20_body">
      <style:text-properties fo:background-color="#ffffff"/>
    </style:style>
    <style:style style:name="P28" style:family="paragraph" style:parent-style-name="Text_20_body" style:list-style-name="L1">
      <style:text-properties fo:background-color="#ffffff"/>
    </style:style>
    <style:style style:name="P29" style:family="paragraph" style:parent-style-name="Text_20_body" style:list-style-name="L2">
      <style:text-properties fo:background-color="#ffffff"/>
    </style:style>
    <style:style style:name="P30" style:family="paragraph" style:parent-style-name="Text_20_body" style:list-style-name="L3">
      <style:text-properties fo:background-color="#ffffff"/>
    </style:style>
    <style:style style:name="P31" style:family="paragraph" style:parent-style-name="Text_20_body" style:list-style-name="L4">
      <style:text-properties fo:background-color="#ffffff"/>
    </style:style>
    <style:style style:name="P32" style:family="paragraph" style:parent-style-name="Text_20_body" style:list-style-name="L5">
      <style:text-properties fo:background-color="#ffffff"/>
    </style:style>
    <style:style style:name="P33" style:family="paragraph" style:parent-style-name="Text_20_body" style:list-style-name="L6">
      <style:text-properties fo:background-color="#ffffff"/>
    </style:style>
    <style:style style:name="P34" style:family="paragraph" style:parent-style-name="Text_20_body" style:list-style-name="L7">
      <style:text-properties fo:background-color="#ffffff"/>
    </style:style>
    <style:style style:name="P35" style:family="paragraph" style:parent-style-name="Text_20_body" style:list-style-name="L8">
      <style:text-properties fo:background-color="#ffffff"/>
    </style:style>
    <style:style style:name="P36" style:family="paragraph" style:parent-style-name="Text_20_body" style:list-style-name="L9">
      <style:text-properties fo:background-color="#ffffff"/>
    </style:style>
    <style:style style:name="P37" style:family="paragraph" style:parent-style-name="Text_20_body" style:list-style-name="L10">
      <style:text-properties fo:background-color="#ffffff"/>
    </style:style>
    <style:style style:name="P38" style:family="paragraph" style:parent-style-name="Text_20_body" style:list-style-name="L11">
      <style:text-properties fo:background-color="#ffffff"/>
    </style:style>
    <style:style style:name="P39" style:family="paragraph" style:parent-style-name="Text_20_body" style:list-style-name="L12">
      <style:text-properties fo:background-color="#ffffff"/>
    </style:style>
    <style:style style:name="P40" style:family="paragraph" style:parent-style-name="Text_20_body">
      <style:text-properties fo:font-style="italic" fo:background-color="#ffffff"/>
    </style:style>
    <style:style style:name="P41" style:family="paragraph" style:parent-style-name="Text_20_body">
      <style:paragraph-properties fo:margin-top="0in" fo:margin-bottom="0in" loext:contextual-spacing="false"/>
    </style:style>
    <style:style style:name="P42" style:family="paragraph" style:parent-style-name="Text_20_body">
      <style:paragraph-properties fo:margin-top="0in" fo:margin-bottom="0in" loext:contextual-spacing="false"/>
      <style:text-properties fo:background-color="#ffffff"/>
    </style:style>
    <style:style style:name="P43" style:family="paragraph" style:parent-style-name="Text_20_body">
      <style:paragraph-properties fo:margin-top="0in" fo:margin-bottom="0in" loext:contextual-spacing="false"/>
      <style:text-properties style:font-name="Century Gothic" fo:font-size="14pt" fo:font-weight="bold" fo:background-color="#ffffff"/>
    </style:style>
    <style:style style:name="T1" style:family="text">
      <style:text-properties style:font-name="Century Gothic"/>
    </style:style>
    <style:style style:name="T2" style:family="text">
      <style:text-properties style:font-name="Century Gothic" fo:font-weight="bold"/>
    </style:style>
    <style:style style:name="T3" style:family="text">
      <style:text-properties fo:color="#000000"/>
    </style:style>
    <style:style style:name="T4" style:family="text">
      <style:text-properties fo:color="#000000" style:font-name="Century Gothic" fo:font-size="12pt"/>
    </style:style>
    <style:style style:name="T5" style:family="text">
      <style:text-properties fo:color="#000000" style:font-name="Century Gothic" fo:font-size="12pt" fo:language="de" fo:country="DE"/>
    </style:style>
    <style:style style:name="T6" style:family="text">
      <style:text-properties fo:color="#000000" fo:font-size="12pt"/>
    </style:style>
    <style:style style:name="T7" style:family="text">
      <style:text-properties fo:color="#000000" fo:font-size="12pt" fo:language="de" fo:country="DE"/>
    </style:style>
    <style:style style:name="T8" style:family="text">
      <style:text-properties fo:color="#000000" style:font-name="Wingdings 3" fo:font-size="12pt"/>
    </style:style>
    <style:style style:name="T9" style:family="text">
      <style:text-properties fo:color="#000000" fo:font-size="10pt" fo:language="de" fo:country="DE"/>
    </style:style>
    <style:style style:name="T10" style:family="text">
      <style:text-properties fo:color="#222222" style:font-name="Century Gothic" fo:font-size="12pt" fo:language="de" fo:country="DE"/>
    </style:style>
    <style:style style:name="T11" style:family="text">
      <style:text-properties fo:color="#222222" fo:font-size="12pt" fo:language="de" fo:country="DE"/>
    </style:style>
    <style:style style:name="T12" style:family="text">
      <style:text-properties fo:language="en" fo:country="US" officeooo:rsid="0019776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PERGATORIUM</text:p>
      <text:p text:style-name="P27"/>
      <text:p text:style-name="P27"/>
      <text:p text:style-name="P4">Allgemeine Informationen</text:p>
      <text:p text:style-name="P27"/>
      <text:p text:style-name="P27"><text:span text:style-name="T2">Untertitel</text:span></text:p>
      <text:p text:style-name="P12">Musiktheater (Schwarze Komödie)</text:p>
      <text:p text:style-name="P27"/>
      <text:p text:style-name="P15">Kategorie</text:p>
      <text:p text:style-name="P27"><text:span text:style-name="T4">Musiktheater mit live Opernmusik</text:span></text:p>
      <text:p text:style-name="P16">Sprache: Deutsch</text:p>
      <text:p text:style-name="P27"/>
      <text:p text:style-name="P4">Kreativteam</text:p>
      <text:list xml:id="list283738186" text:style-name="L1">
        <text:list-item>
          <text:p text:style-name="P6">Musik: G. Bizet, G. Puccini, G. Verdi, C. Saint-Saëns, J. Offenbach, G. Rossini, W. A. Mozart.</text:p>
        </text:list-item>
        <text:list-item>
          <text:p text:style-name="P28"><text:span text:style-name="T1">Texte: Kassandra Dimopoulou</text:span></text:p>
        </text:list-item>
        <text:list-item>
          <text:p text:style-name="P28"><text:span text:style-name="T4">Inszenierung: Kassandra Dimopoulou</text:span></text:p>
        </text:list-item>
        <text:list-item>
          <text:p text:style-name="P17">Musikalische Leitung: AA</text:p>
        </text:list-item>
        <text:list-item>
          <text:p text:style-name="P28"><text:span text:style-name="T4">Bühnenbild &amp; Kostüme: Opera Classica Europa</text:span></text:p>
        </text:list-item>
      </text:list>
      <text:p text:style-name="P27"/>
      <text:p text:style-name="P15">Mitwirkende</text:p>
      <text:list xml:id="list3335061352" text:style-name="L2">
        <text:list-item>
          <text:p text:style-name="P29"><text:span text:style-name="T4">Solisten der Opera Classica Europa (4</text:span><text:span text:style-name="T3"> </text:span><text:span text:style-name="T4">Opernsänger, 1 Schauspieler, 2 Statisten/ oder Tänzer)</text:span></text:p>
        </text:list-item>
        <text:list-item>
          <text:p text:style-name="P18">Klavier (1 Musiker)/ oder Orchester Ensemble 20-25 Musiker</text:p>
        </text:list-item>
        <text:list-item>
          <text:p text:style-name="P29"><text:span text:style-name="T4">Techniker/ Maske</text:span></text:p>
        </text:list-item>
      </text:list>
      <text:p text:style-name="P5"><text:span text:style-name="T6">Mit Klavier: c.a 15- 20 Mitwirkende</text:span></text:p>
      <text:p text:style-name="P5"><text:span text:style-name="T6">Mit Orchester: c.a. 30- 40 Mitwirkende</text:span></text:p>
      <text:p text:style-name="P27"/>
      <text:p text:style-name="P4">Beschreibungstext</text:p>
      <text:p text:style-name="P27"><text:soft-page-break/><text:span text:style-name="T5">Opera Classica Europa präsentiert was ganz eigenartiges: Ein „Operntheater“ Stück, was die Oper und die Opernsänger an alle Leute ganz nah und mit Humor bringt. Da spielen die Opernsänger nicht irgend eine Rolle, sondern… sich selbst, und so darf das Publikum sie </text:span><text:span text:style-name="T10">durch „das Schlüsselloch“ von Backstage beobachten und sogar mitmachen darf! </text:span><text:span text:style-name="T5">Eine schwarze Komödie für vier Opernsänger und ein Schauspieler, mit viel Musik und schnelle, lustige Texte, die aus dem echten Opernleben geschrieben sind.  </text:span></text:p>
      <text:p text:style-name="P27"/>
      <text:p text:style-name="P5">Dauer: c.a. 90min</text:p>
      <text:p text:style-name="P27"/>
      <text:p text:style-name="P5"><text:span text:style-name="T6">Die Inszenierung übernimmt Kassandra Dimopoulou, die das Theater Stück geschrieben hat und mit Erfolg auch in Griechenland aufgeführt hat. Das Buch ist in 2015 publiziert, von “ZITROS” Verlag in Thessaloniki.</text:span></text:p>
      <text:p text:style-name="P27"/>
      <text:p text:style-name="P5"><text:span text:style-name="T6">Die Musikalische Leitung führt ……..</text:span></text:p>
      <text:p text:style-name="P27"/>
      <text:p text:style-name="P27"/>
      <text:p text:style-name="P27"/>
      <text:p text:style-name="P27"/>
      <text:p text:style-name="P27"/>
      <text:p text:style-name="P27"/>
      <text:p text:style-name="P27"/>
      <text:p text:style-name="P4">Presse</text:p>
      <text:p text:style-name="P27"/>
      <text:p text:style-name="P4">Pressetexte</text:p>
      <text:p text:style-name="P12">Ein Sopran, ein Mezzosopran, ein Tenor und ein Bariton kommen auf eine Theaterbühne an. Da wartet auf sie ein mysteriöse<text:span text:style-name="T12">r</text:span> Mann... Mann denkt, er sei der Produzent, den sie treffen müssen, wegen eine neue Opern Produktion. Was die vier Opernsänger nicht wissen, ist dass sie alle schon...Tod sind. Der Mann wird sie helfen die Situation zu realisieren und informiert sie dass „Gott hat nicht entschieden ob sie im Paradis oder in der Hölle gehören“ und dass die alle „dafür vorsingen müssen“! Was nach dem Vorsingen passiert, wird das Publikum nur am Ende des Stückes erfahren. </text:p>
      <text:p text:style-name="P27"/>
      <text:p text:style-name="P5"><text:span text:style-name="T7">Opera Classica Europa präsentiert was ganz eigenartiges: Ein „Operntheater“ Stück, was die Oper und die Opernsänger an alle Leute ganz nah und mit Humor bringt. Da spielen die </text:span><text:soft-page-break/><text:span text:style-name="T7">Opernsänger nicht irgend eine Rolle, sondern… sich selbst, und so darf das Publikum sie </text:span><text:span text:style-name="T11">durch „das Schlüsselloch“ von Backstage beobachten und sogar mitmachen darf! </text:span><text:span text:style-name="T7">Eine schwarze Komödie für vier Opernsänger und ein Schauspieler, mit viel Musik und schnelle, lustige Texte, die aus dem echten Opernleben geschrieben sind bei Kassandra Dimopoulou.</text:span></text:p>
      <text:p text:style-name="P27"/>
      <text:p text:style-name="P12">Die Texte werden alle auf Deutsch gesprochen.</text:p>
      <text:p text:style-name="P1"/>
      <text:p text:style-name="P3">I PAGLIACCI</text:p>
      <text:p text:style-name="P5">Opera Classica Europa</text:p>
      <text:p text:style-name="P27"/>
      <text:p text:style-name="P4">Allgemeine Informationen</text:p>
      <text:p text:style-name="P27"/>
      <text:p text:style-name="P27"><text:span text:style-name="T2">Untertitel</text:span></text:p>
      <text:p text:style-name="P12">Oper in zwei Akten und einem Prolog.</text:p>
      <text:p text:style-name="P27"><text:span text:style-name="T5">1865: Reggio Calabria (Süd Italien). „Der Direktor einer Strassen Theatergruppe bringt seine Ehefrau und ihr Liebhaber auf der Bühne um, während der Vorstellung. Das Publikum meint, es wäre eine tolle Idee und applaudiert“. Die Tragische Geschichte ist echt. Die hat Ruggero Leoncavallo inspiriert und ihn ein riesiges Erfolg gebracht. In dieser Produktion der Opera Classica Europa, die Figuren der Komödie“ von 2. Akt werden durch Schattentheater gespielt werden.</text:span></text:p>
      <text:p text:style-name="P27"/>
      <text:p text:style-name="P27"/>
      <text:p text:style-name="P15">Kategorie</text:p>
      <text:p text:style-name="P27"><text:span text:style-name="T4">Musiktheater </text:span><text:span text:style-name="T8">[</text:span><text:span text:style-name="T4">Oper</text:span></text:p>
      <text:p text:style-name="P27"/>
      <text:p text:style-name="P4">Kreativteam</text:p>
      <text:list xml:id="list2220157885" text:style-name="L3">
        <text:list-item>
          <text:p text:style-name="P7">Musik: Ruggero Leoncavallo</text:p>
        </text:list-item>
        <text:list-item>
          <text:p text:style-name="P30"><text:span text:style-name="T1">Texte: Ruggero Leoncavallo</text:span></text:p>
        </text:list-item>
        <text:list-item>
          <text:p text:style-name="P30"><text:span text:style-name="T4">Inszenierung: Philip Modinos</text:span></text:p>
        </text:list-item>
        <text:list-item>
          <text:p text:style-name="P19">Musikalische Leitung: AA</text:p>
        </text:list-item>
        <text:list-item>
          <text:p text:style-name="P30"><text:span text:style-name="T4">Bühnenbild &amp; Kostüme: Opera Classica Europa</text:span></text:p>
        </text:list-item>
      </text:list>
      <text:p text:style-name="P27"/>
      <text:p text:style-name="P15"><text:soft-page-break/>Mitwirkende</text:p>
      <text:list xml:id="list2694085362" text:style-name="L4">
        <text:list-item>
          <text:p text:style-name="P31"><text:span text:style-name="T4">Solisten der Opera Classica Europa (7</text:span><text:span text:style-name="T3"> </text:span><text:span text:style-name="T4">Solisten).</text:span></text:p>
        </text:list-item>
        <text:list-item>
          <text:p text:style-name="P20">Orchester Opera Classica Europa (20 Musiker).</text:p>
        </text:list-item>
        <text:list-item>
          <text:p text:style-name="P20">2 Puppenspieler</text:p>
        </text:list-item>
        <text:list-item>
          <text:p text:style-name="P31"><text:span text:style-name="T4">Techniker/ Maske</text:span></text:p>
        </text:list-item>
      </text:list>
      <text:p text:style-name="P5"><text:span text:style-name="T6">ca. 30- 40 Mitwirkende</text:span></text:p>
      <text:p text:style-name="P27"/>
      <text:p text:style-name="P4">Beschreibungstext</text:p>
      <text:p text:style-name="P27"><text:span text:style-name="T5">Oper in zwei Akten und einem Prolog. In dieser eigenartige Oper, die Opernsänger spielen Künstler, die eine „Komödie“ auf traditionale italienische „Commedia dell‘Arte“ auf der Bühne bringen. Das Konzept ist uhralt, einfach, und total faszinierend: Theater ins Theater. Und jedoch, auf der „Bühne“, wird die Realität der Künstler auftauchen bis auf dem Punkt wo das Publikum nicht mehr weisst, was real und was Kunst ist.</text:span></text:p>
      <text:p text:style-name="P27"/>
      <text:p text:style-name="P12">In dieser Produktion der Opera Classica Europa, die Figuren der Komödie“ von 2. Akt werden durch Schattentheater gespielt werden.</text:p>
      <text:p text:style-name="P27"/>
      <text:p text:style-name="P5">Dauer: c.a. 90m</text:p>
      <text:p text:style-name="P27"/>
      <text:p text:style-name="P27"/>
      <text:p text:style-name="P27"/>
      <text:p text:style-name="P27"/>
      <text:p text:style-name="P4">Presse</text:p>
      <text:p text:style-name="P27"/>
      <text:p text:style-name="P4">Pressetexte</text:p>
      <text:p text:style-name="P12">Oper in zwei Akten und einem Prolog.</text:p>
      <text:p text:style-name="P27"/>
      <text:p text:style-name="P12">1865: Reggio Calabria (Süd Italien). „Der Direktor einer Strassen Theatergruppe bringt seine Ehefrau und ihr Liebhaber auf der Bühne um, während der Vorstellung. Das Publikum meint, es wäre eine tolle Idee und applaudiert“.</text:p>
      <text:p text:style-name="P27"/>
      <text:p text:style-name="P5"><text:soft-page-break/><text:span text:style-name="T7">Die Tragische Geschichte ist echt. Die hat Ruggero Leoncavallo inspiriert und ihn ein riesiges Erfolg gebracht. In dieser eigenartige Oper, die Opernsänger spielen Künstler, die eine „Komödie“ auf traditionale italienische „Commedia dell‘Arte“ auf der Bühne bringen. Das Konzept ist uhralt, einfach, und total faszinierend: Theater ins Theater. Und jedoch, auf der „Bühne“, wird die Realität der Künstler auftauchen bis auf dem Punkt wo das Publikum nicht mehr weisst, was real und was Kunst ist.</text:span></text:p>
      <text:p text:style-name="P27"/>
      <text:p text:style-name="P5"><text:span text:style-name="T7">In dieser Produktion der Opera Classica Europa, die Figuren der Komödie“ von 2. Akt werden durch Schattentheater gespielt werden. Oper, Theater und Puppen Theater, machen eine Spannende Aufführung</text:span></text:p>
      <text:p text:style-name="P27"/>
      <text:p text:style-name="P27"/>
      <text:p text:style-name="P5"><text:span text:style-name="T6">Die Inszenierung übernimmt Philip Modinos, der von 2016- 2020 Direktor von Hellenic Opera Corporation war und einige Opern mit Erfolg geführt hat (Puccini’s “Tosca” in Thessaloniki Concert Hall 2018-2019, Traetta’s “Antigona” in Radio City Theatre Thessaloniki 2013 ).</text:span></text:p>
      <text:p text:style-name="P5"><text:span text:style-name="T6">Die Musikalische Leitung führt ……..</text:span></text:p>
      <text:p text:style-name="P43">ΙL BARBIERE DI SIVIGLIA</text:p>
      <text:p text:style-name="P5">Opera Classica Europa</text:p>
      <text:p text:style-name="P27"/>
      <text:p text:style-name="P4">Allgemeine Informationen</text:p>
      <text:p text:style-name="P27"/>
      <text:p text:style-name="P27"><text:span text:style-name="T2">Untertitel</text:span></text:p>
      <text:p text:style-name="P27"><text:span text:style-name="T1">Opera Buffa in 2</text:span> <text:span text:style-name="T1">Akten</text:span> <text:span text:style-name="T1">von Gioachino Rossini</text:span><text:span text:style-name="T4">. </text:span><text:span text:style-name="T3">„</text:span><text:span text:style-name="T5">Il Barbiere di Siviglia“ ossia </text:span><text:span text:style-name="T3">„</text:span><text:span text:style-name="T5">Die nutzlose Vorsicht“ ist die Opern Freude für Kinder und Erwachsene!</text:span></text:p>
      <text:p text:style-name="P27"><text:span text:style-name="T5">Das Rezept diesen</text:span><text:span text:style-name="T3"> </text:span><text:span text:style-name="T5">riesiges</text:span><text:span text:style-name="T3"> </text:span><text:span text:style-name="T5">Erfolg Rossini‘s:</text:span></text:p>
      <text:list xml:id="list129627982" text:style-name="L5">
        <text:list-item>
          <text:p text:style-name="P13">2 Stunden erfrischende Italienische Musik</text:p>
        </text:list-item>
        <text:list-item>
          <text:p text:style-name="P32"><text:span text:style-name="T5">Exotische Spanische Kulissen (Sevilla)</text:span></text:p>
        </text:list-item>
        <text:list-item>
          <text:p text:style-name="P32"><text:span text:style-name="T5">6 temperamentvolle Hauptrollen</text:span></text:p>
        </text:list-item>
        <text:list-item>
          <text:p text:style-name="P32"><text:span text:style-name="T5">Spritzige non-stop Koloraturen</text:span></text:p>
        </text:list-item>
        <text:list-item>
          <text:p text:style-name="P32"><text:span text:style-name="T5">Pikante Texte</text:span></text:p>
        </text:list-item>
        <text:list-item>
          <text:p text:style-name="P13">Happy Ending</text:p>
        </text:list-item>
      </text:list>
      <text:p text:style-name="P27"/>
      <text:p text:style-name="P15">Kategorie</text:p>
      <text:p text:style-name="P27"><text:soft-page-break/><text:span text:style-name="T4">Musiktheater </text:span><text:span text:style-name="T8">[</text:span><text:span text:style-name="T4">Oper</text:span></text:p>
      <text:p text:style-name="P27"/>
      <text:p text:style-name="P4">Kreativteam</text:p>
      <text:list xml:id="list677539855" text:style-name="L6">
        <text:list-item>
          <text:p text:style-name="P8">Musik: Gioachino Rossini</text:p>
        </text:list-item>
        <text:list-item>
          <text:p text:style-name="P33"><text:span text:style-name="T1">Texte: Cesare Sterbini</text:span></text:p>
        </text:list-item>
        <text:list-item>
          <text:p text:style-name="P33"><text:span text:style-name="T4">Inszenierung: Romana</text:span><text:span text:style-name="T3"> </text:span><text:span text:style-name="T4">Vaccaro</text:span></text:p>
        </text:list-item>
        <text:list-item>
          <text:p text:style-name="P21">Musikalische Leitung: AA</text:p>
        </text:list-item>
        <text:list-item>
          <text:p text:style-name="P33"><text:span text:style-name="T4">Bühnenbild &amp; Kostüme: Opera Classica Europa</text:span></text:p>
        </text:list-item>
      </text:list>
      <text:p text:style-name="P27"/>
      <text:p text:style-name="P15">Mitwirkende</text:p>
      <text:list xml:id="list3333945748" text:style-name="L7">
        <text:list-item>
          <text:p text:style-name="P34"><text:span text:style-name="T4">Solisten der Opera Classica Europa (9</text:span><text:span text:style-name="T3"> </text:span><text:span text:style-name="T4">Solisten)</text:span></text:p>
        </text:list-item>
        <text:list-item>
          <text:p text:style-name="P22">Orchester Opera Classica Europa (20 Musiker).</text:p>
        </text:list-item>
        <text:list-item>
          <text:p text:style-name="P34"><text:span text:style-name="T4">Techniker/ Maske</text:span></text:p>
        </text:list-item>
      </text:list>
      <text:p text:style-name="P5"><text:span text:style-name="T6">ca. 30- 40 Mitwirkende</text:span></text:p>
      <text:p text:style-name="P27"/>
      <text:p text:style-name="P4">Beschreibungstext</text:p>
      <text:p text:style-name="P5"><text:span text:style-name="T7">Opera Classica Europa‘s Produktion „Il Barbiere di Siviglia“ ist eine komplete, klassische Aufführung, mit wunderbare Kulissen, historische Kostümen und eine schnelle, lustige Regie die auch Platz und Freiheit an die Sänger gibt für erfrischende Improvisation. Die Produktion ist seit Paar Jahre international unterwegs, und ist mit grossen Erfolg sogar in Sevilla, Spanien aufgeführt. Viele junge Sänger, so wie Welt bekannte Sänger (wie z.B. der Tenor John Osborn) haben in diese Produktion gesungen und das Publikum immer wieder begeistert.</text:span></text:p>
      <text:p text:style-name="P27"/>
      <text:p text:style-name="P5">Dauer: c.a. 2 Stunden</text:p>
      <text:p text:style-name="P27"/>
      <text:p text:style-name="P27"/>
      <text:p text:style-name="P27"/>
      <text:p text:style-name="P27"/>
      <text:p text:style-name="P4">Presse</text:p>
      <text:p text:style-name="P27"/>
      <text:p text:style-name="P4"><text:soft-page-break/>Pressetexte</text:p>
      <text:p text:style-name="P27"><text:span text:style-name="T1">Opera Buffa in 2</text:span> <text:span text:style-name="T1">Akten</text:span> <text:span text:style-name="T1">von Gioachino Rossini</text:span><text:span text:style-name="T4">. </text:span><text:span text:style-name="T3">„</text:span><text:span text:style-name="T5">Il Barbiere di Siviglia“ ossia </text:span><text:span text:style-name="T3">„</text:span><text:span text:style-name="T5">Die nutzlose Vorsicht“ ist die Opern Freude für Kinder und Erwachsene!</text:span></text:p>
      <text:p text:style-name="P27"><text:span text:style-name="T5">Das Rezept diesen</text:span><text:span text:style-name="T3"> </text:span><text:span text:style-name="T5">riesiges</text:span><text:span text:style-name="T3"> </text:span><text:span text:style-name="T5">Erfolg Rossini‘s:</text:span></text:p>
      <text:list xml:id="list2978966651" text:style-name="L8">
        <text:list-item>
          <text:p text:style-name="P14">2 Stunden erfrischende Italienische Musik</text:p>
        </text:list-item>
        <text:list-item>
          <text:p text:style-name="P35"><text:span text:style-name="T5">Exotische Spanische Kulissen (Sevilla)</text:span></text:p>
        </text:list-item>
        <text:list-item>
          <text:p text:style-name="P35"><text:span text:style-name="T5">6 temperamentvolle Hauptrollen</text:span></text:p>
        </text:list-item>
        <text:list-item>
          <text:p text:style-name="P35"><text:span text:style-name="T5">Spritzige non-stop Koloraturen</text:span></text:p>
        </text:list-item>
        <text:list-item>
          <text:p text:style-name="P35"><text:span text:style-name="T5">Pikante Texte</text:span></text:p>
        </text:list-item>
        <text:list-item>
          <text:p text:style-name="P14">Happy Ending</text:p>
        </text:list-item>
      </text:list>
      <text:p text:style-name="P27"/>
      <text:p text:style-name="P5"><text:span text:style-name="T7">Opera Classica Europa‘s Produktion „Il Barbiere di Siviglia“ ist eine komplete, klassische Aufführung, mit wunderbare Kulissen, historische Kostümen und eine schnelle, lustige Regie die auch Platz und Freiheit an die Sänger gibt für erfrischende Improvisation. Die Produktion ist seit Paar Jahre international unterwegs, und ist mit grossen Erfolg sogar in Sevilla, Spanien aufgeführt. Viele junge Sänger, so wie Welt bekannte Sänger (wie z.B. der Tenor John Osborn) haben in diese Produktion gesungen und das Publikum immer wieder begeistert.</text:span></text:p>
      <text:p text:style-name="P27"/>
      <text:p text:style-name="P5"><text:span text:style-name="T6">Die Inszenierung übernimmt Romana Vaccaro.</text:span></text:p>
      <text:p text:style-name="P5"><text:span text:style-name="T6">Die Musikalische Leitung führt ……..</text:span></text:p>
      <text:p text:style-name="P42"/>
      <text:p text:style-name="P43">TOSCA</text:p>
      <text:p text:style-name="P5">Opera Classica Europa</text:p>
      <text:p text:style-name="P27"/>
      <text:p text:style-name="P4">Allgemeine Informationen</text:p>
      <text:p text:style-name="P27"/>
      <text:p text:style-name="P27"><text:span text:style-name="T2">Untertitel</text:span></text:p>
      <text:p text:style-name="P27"><text:span text:style-name="T1">Oper in 3</text:span> <text:span text:style-name="T1">Akten</text:span> <text:span text:style-name="T1">von Giacomo Puccini</text:span><text:span text:style-name="T4">. </text:span><text:span text:style-name="T5">Eine der bekanntesten tragischen Oper des klassischen Opernrepertoires, ein echter „Thriller“ welche das Publikum unendlich fasziniert. In dieser Produktion von Opera Classica stehen die drei Solisten- Protagonisten absolut im Mittelpunkt, die mit grosse Stimmen,theatralische Interpretationenund wunderschöne historische Kostüme die Begeisterung auf hohe Ebene bringen.</text:span></text:p>
      <text:p text:style-name="P27"><text:soft-page-break/></text:p>
      <text:p text:style-name="P15">Kategorie</text:p>
      <text:p text:style-name="P27"><text:span text:style-name="T4">Musiktheater </text:span><text:span text:style-name="T8">[</text:span><text:span text:style-name="T4">Oper</text:span></text:p>
      <text:p text:style-name="P27"/>
      <text:p text:style-name="P4">Kreativteam</text:p>
      <text:list xml:id="list3658977766" text:style-name="L9">
        <text:list-item>
          <text:p text:style-name="P9">Musik: Giacomo Puccini</text:p>
        </text:list-item>
        <text:list-item>
          <text:p text:style-name="P36"><text:span text:style-name="T1">Texte: Luigi Illica, Giuseppe Giacosa</text:span></text:p>
        </text:list-item>
        <text:list-item>
          <text:p text:style-name="P36"><text:span text:style-name="T4">Inszenierung: Michael Vaccaro</text:span></text:p>
        </text:list-item>
        <text:list-item>
          <text:p text:style-name="P23">Musikalische Leitung: AA</text:p>
        </text:list-item>
        <text:list-item>
          <text:p text:style-name="P36"><text:span text:style-name="T4">Bühnenbild &amp; Kostüme: Opera Classica Europa</text:span></text:p>
        </text:list-item>
      </text:list>
      <text:p text:style-name="P27"/>
      <text:p text:style-name="P15">Mitwirkende</text:p>
      <text:list xml:id="list4126055121" text:style-name="L10">
        <text:list-item>
          <text:p text:style-name="P37"><text:span text:style-name="T4">Solisten der Opera Classica Europa (7</text:span><text:span text:style-name="T3"> </text:span><text:span text:style-name="T4">Solisten)</text:span></text:p>
        </text:list-item>
        <text:list-item>
          <text:p text:style-name="P24">Orchester Opera Classica Europa (20 Musiker).</text:p>
        </text:list-item>
        <text:list-item>
          <text:p text:style-name="P37"><text:span text:style-name="T4">Techniker/ Maske</text:span></text:p>
        </text:list-item>
      </text:list>
      <text:p text:style-name="P5"><text:span text:style-name="T6">ca. 30- 40 Mitwirkende</text:span></text:p>
      <text:p text:style-name="P27"/>
      <text:p text:style-name="P4">Beschreibungstext</text:p>
      <text:p text:style-name="P27"><text:span text:style-name="T5">"Tosca" ist eigentlich, vom Struktur her, ein Theaterstück, was</text:span><text:span text:style-name="T3"> </text:span><text:span text:style-name="T5">auf die Hauptrollen</text:span><text:span text:style-name="T3"> </text:span><text:span text:style-name="T5">stark fokussiert. In dieser Produktion von Opera Classica stehen auch</text:span><text:span text:style-name="T3"> </text:span><text:span text:style-name="T5">die drei Solisten- Protagonisten absolut im Mittelpunkt. Es ist eine „Kammer Version“ der Oper, sehr einfach zu bewegen, ohne die grosse Chöre- Kinderchöre(*)</text:span><text:span text:style-name="T3"> </text:span><text:span text:style-name="T5">von 1. Akt, aber mit alle Solisten, mit wunderschöne „klassische“ Kostüme und Bühnenbilder und grossenStimmen, die genau zum diesen Repertoire passen.</text:span></text:p>
      <text:p text:style-name="P40"/>
      <text:p text:style-name="P11"><text:span text:style-name="T9">*Alternativ, Opera Classica kann lokalen Chöre und Kinderchöre in eine bestimmte Vorstellung integrieren (nach Absprechen).</text:span></text:p>
      <text:p text:style-name="P27"/>
      <text:p text:style-name="P5">Dauer: c.a. 2 Stunden</text:p>
      <text:p text:style-name="P27"/>
      <text:p text:style-name="P27"/>
      <text:p text:style-name="P27"/>
      <text:p text:style-name="P27"><text:soft-page-break/></text:p>
      <text:p text:style-name="P4">Presse</text:p>
      <text:p text:style-name="P27"/>
      <text:p text:style-name="P4">Pressetexte</text:p>
      <text:p text:style-name="P27"/>
      <text:p text:style-name="P27"/>
      <text:p text:style-name="P27"/>
      <text:p text:style-name="P5">Oper in 3 Akten von Giacomo Puccini. <text:span text:style-name="T7">Eine der bekanntesten tragischen Oper des klassischen Opernrepertoires, ein echter „Thriller“ welche das Publikum unendlich fasziniert. In dieser Produktion von Opera Classica stehen die drei Solisten- Protagonisten absolut im Mittelpunkt, die mit grosse Stimmen,theatralische Interpretationenund wunderschöne historische Kostüme die Begeisterung auf hohe Ebene bringen. "Tosca" ist eigentlich, vom Struktur her, ein Theaterstück, was</text:span><text:span text:style-name="T3"> </text:span><text:span text:style-name="T7">auf die Hauptrollen</text:span><text:span text:style-name="T3"> </text:span><text:span text:style-name="T7">stark fokussiert. In dieser Produktion von Opera Classica stehen auch</text:span><text:span text:style-name="T3"> </text:span><text:span text:style-name="T7">die drei Solisten- Protagonisten absolut im Mittelpunkt. Es ist eine „Kammer Version“ der Oper, mit wunderschöne „klassische“ Kostüme und Bühnenbilder und grossenStimmen, die genau zum diesen Repertoire passen.</text:span></text:p>
      <text:p text:style-name="P27"/>
      <text:p text:style-name="P27"/>
      <text:p text:style-name="P5"><text:span text:style-name="T6">Die Inszenierung übernimmt Michael Vaccaro, Direktor von Opera Classica Europa, der schon seit 17 Jahre Opern Produktionen und Inszenierungen führt.</text:span></text:p>
      <text:p text:style-name="P5"><text:span text:style-name="T6">Die Musikalische Leitung führt ……..</text:span></text:p>
      <text:p text:style-name="P42"/>
      <text:p text:style-name="P43">CARMEN</text:p>
      <text:p text:style-name="P5">Opera Classica Europa</text:p>
      <text:p text:style-name="P27"/>
      <text:p text:style-name="P4">Allgemeine Informationen</text:p>
      <text:p text:style-name="P27"/>
      <text:p text:style-name="P27"><text:span text:style-name="T2">Untertitel</text:span></text:p>
      <text:p text:style-name="P27"><text:span text:style-name="T1">Oper in 4 Akten von George Bizet. </text:span><text:span text:style-name="T4">Eine intime, jedoch hoch spannende, kompakte</text:span><text:span text:style-name="T3"> </text:span><text:span text:style-name="T4">Produktion in welcher Oper und Nouvelle co-existieren in eine tief sensible, zwei-Sprachige Inszenierung (Musik auf Französich/ Texte auf Deutsch).</text:span></text:p>
      <text:p text:style-name="P27"/>
      <text:p text:style-name="P15">Kategorie</text:p>
      <text:p text:style-name="P27"><text:soft-page-break/><text:span text:style-name="T4">Musiktheater </text:span><text:span text:style-name="T6">(</text:span><text:span text:style-name="T4">Oper)</text:span></text:p>
      <text:p text:style-name="P27"/>
      <text:p text:style-name="P4">Kreativteam</text:p>
      <text:list xml:id="list1040660103" text:style-name="L11">
        <text:list-item>
          <text:p text:style-name="P10">Musik: George Bizet</text:p>
        </text:list-item>
        <text:list-item>
          <text:p text:style-name="P38"><text:span text:style-name="T1">Texte: </text:span><text:span text:style-name="T4">Henri Meilhac, Ludovic Halévy </text:span><text:span text:style-name="T1">und </text:span><text:span text:style-name="T4">Prosper Mérimée.</text:span></text:p>
        </text:list-item>
        <text:list-item>
          <text:p text:style-name="P38"><text:span text:style-name="T4">Idee/ Inszenierung: Kassandra Dimopoulou</text:span></text:p>
        </text:list-item>
        <text:list-item>
          <text:p text:style-name="P25">Musikalische Leitung: AA</text:p>
        </text:list-item>
        <text:list-item>
          <text:p text:style-name="P38"><text:span text:style-name="T4">Bühnenbild &amp; Kostüme: Opera Classica Europa</text:span></text:p>
        </text:list-item>
      </text:list>
      <text:p text:style-name="P27"/>
      <text:p text:style-name="P15">Mitwirkende</text:p>
      <text:list xml:id="list415487684" text:style-name="L12">
        <text:list-item>
          <text:p text:style-name="P39"><text:span text:style-name="T4">Solisten der Opera Classica Europa (9 Opernsänger/-innen und 2</text:span><text:span text:style-name="T3"> </text:span><text:span text:style-name="T4">Schauspieler).</text:span></text:p>
        </text:list-item>
        <text:list-item>
          <text:p text:style-name="P26">Orchester Opera Classica Europa (20 Musiker).</text:p>
        </text:list-item>
        <text:list-item>
          <text:p text:style-name="P39"><text:span text:style-name="T4">Techniker.</text:span></text:p>
        </text:list-item>
      </text:list>
      <text:p text:style-name="P5"><text:span text:style-name="T6">ca. 35- 40</text:span><text:span text:style-name="T3"> </text:span><text:span text:style-name="T6">Mitwirkende</text:span></text:p>
      <text:p text:style-name="P27"/>
      <text:p text:style-name="P4">Beschreibungstext</text:p>
      <text:p text:style-name="P5">Opera Classica Europa nimmt das Publikum auf eine hoch spannende Reise durch beide “Carmen” Welte mit: Die “Carmen” aus der Nouvelle von <text:span text:style-name="T6">Prosper Mérimée und die “Carmen” aus der bekannteste Oper des Opernrepertoires. Die ganze</text:span><text:span text:style-name="T3"> </text:span><text:span text:style-name="T6">Geschichte wird in die “Taverne Lillas Pastias” gespielt wo Carmen tritt,</text:span><text:span text:style-name="T3"> </text:span><text:span text:style-name="T6">als Sängerin- Tänzerin, auf. Die Produktion behält die wunderschöne, klassische Ästhetik auf der Bühne, nicht um die Illusion einer volkor Mythologie für das Publikum zu kreieren, aber eher als Dekoration für einer Zeitlosen Raum wo alles, immer (wieder) passieren könnte: Die Taverne, welche Carmen wird nie verlassen.</text:span></text:p>
      <text:p text:style-name="P5"><text:span text:style-name="T6">Die Musik aus der Oper “Carmen” wird auf Französich gesungen (mit Deutsche Übertiteln). Nicht nur die Solos, aber auch Teil der Chöre wird von den</text:span><text:span text:style-name="T3"> </text:span><text:span text:style-name="T6">Solisten übernommen, so wie der “Habanera” Chor, oder der Chor was die Arie des Toreadors begleitet. Texte werden auf Deutsch gesprochen.</text:span></text:p>
      <text:p text:style-name="P27"/>
      <text:p text:style-name="P5">Dauer: 1:40</text:p>
      <text:p text:style-name="P27"/>
      <text:p text:style-name="P27"/>
      <text:p text:style-name="P27"/>
      <text:p text:style-name="P2"><text:soft-page-break/>Presse</text:p>
      <text:p text:style-name="P27"/>
      <text:p text:style-name="P4">Pressetext</text:p>
      <text:p text:style-name="P27"/>
      <text:p text:style-name="P11">Eine Carmen welche keine Zeit und Raum kennt.</text:p>
      <text:p text:style-name="P11">Frei. Angstlos. Ewig.</text:p>
      <text:p text:style-name="P27"/>
      <text:p text:style-name="P5">Oper in 4 Akten von George Bizet. <text:span text:style-name="T6">Eine intime, jedoch hoch spannende, kompakte</text:span><text:span text:style-name="T3"> </text:span><text:span text:style-name="T6">Produktion in welcher Oper und Nouvelle co-existieren in eine tief sensible, zwei-Sprachige Inszenierung (Musik auf Französich/ Texte auf Deutsch).</text:span></text:p>
      <text:p text:style-name="P27"/>
      <text:p text:style-name="P5">Opera Classica Europa nimmt das Publikum auf eine hoch spannende Reise durch beide “Carmen” Welte mit: Die “Carmen” aus der Nouvelle von <text:span text:style-name="T6">Prosper Mérimée und die “Carmen” aus der bekannteste Oper des Opernrepertoires. Die ganze</text:span><text:span text:style-name="T3"> </text:span><text:span text:style-name="T6">Geschichte wird in die “Taverne Lillas Pastias” gespielt wo Carmen tritt,</text:span><text:span text:style-name="T3"> </text:span><text:span text:style-name="T6">als Sängerin- Tänzerin, auf. Die Produktion behält die wunderschöne, klassische Ästhetik auf der Bühne, nicht um die Illusion einer volkor Mythologie für das Publikum zu kreieren, aber eher als Dekoration für einer Zeitlosen Raum wo alles, immer (wieder) passieren könnte: Die Taverne, welche Carmen wird nie verlassen.</text:span></text:p>
      <text:p text:style-name="P5"><text:span text:style-name="T6">Die Musik aus der Oper “Carmen” wird auf Französich gesungen (mit Deutsche Übertiteln). Nicht nur die Solos, aber auch Teil der Chöre wird von den</text:span><text:span text:style-name="T3"> </text:span><text:span text:style-name="T6">Solisten übernommen, so wie der “Habanera” Chor, oder der Chor was die Arie des Toreadors begleitet. Texte werden auf Deutsch gesprochen.</text:span></text:p>
      <text:p text:style-name="P27"/>
      <text:p text:style-name="P16">Die Inszenierung übernimmt Kassandra Dimopoulou, die schon mit den Star Tenor Placido Domingo gesungen hat und auch die Titel Rolle mit grossen Erfolg auf Internationalen Opernbühnen singt. Als Don Jose, der Tenor Philip Modinos, der eine Internationale Karriere führt und neulich in Covent Garden als Solist engegiert war.</text:p>
      <text:p text:style-name="P5"><text:span text:style-name="T6">Die Musikalische Leitung führt ……..?</text:span></text:p>
      <text:p text:style-name="P27"><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entury Gothic" svg:font-family="'Century Gothic', sans-serif"/>
    <style:font-face style:name="Wingdings 3" svg:font-family="'Wingdings 3'"/>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3T22:16:53.908000000</meta:creation-date>
    <dc:date>2020-03-24T09:10:16.889000000</dc:date>
    <meta:editing-duration>PT8H43M28S</meta:editing-duration>
    <meta:editing-cycles>2</meta:editing-cycles>
    <meta:generator>LibreOffice/6.3.4.2$Windows_X86_64 LibreOffice_project/60da17e045e08f1793c57c00ba83cdfce946d0aa</meta:generator>
    <meta:document-statistic meta:table-count="0" meta:image-count="0" meta:object-count="0" meta:page-count="11" meta:paragraph-count="161" meta:word-count="1940" meta:character-count="13274" meta:non-whitespace-character-count="11543"/>
  </office:meta>
</office:document-meta>
</file>